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25e2" officeooo:paragraph-rsid="001725e2"/>
    </style:style>
    <style:style style:name="P2" style:family="paragraph" style:parent-style-name="Standard">
      <style:text-properties fo:font-weight="bold" officeooo:rsid="001725e2" officeooo:paragraph-rsid="001725e2" style:font-weight-asian="bold" style:font-weight-complex="bold"/>
    </style:style>
    <style:style style:name="P3" style:family="paragraph" style:parent-style-name="Standard">
      <style:text-properties fo:font-weight="normal" officeooo:rsid="001725e2" officeooo:paragraph-rsid="001725e2" style:font-weight-asian="normal" style:font-weight-complex="normal"/>
    </style:style>
    <style:style style:name="P4" style:family="paragraph" style:parent-style-name="Standard">
      <style:text-properties fo:font-weight="normal" officeooo:rsid="00183cd9" officeooo:paragraph-rsid="00183cd9" style:font-weight-asian="normal" style:font-weight-complex="normal"/>
    </style:style>
    <style:style style:name="P5" style:family="paragraph" style:parent-style-name="Standard">
      <style:text-properties fo:font-weight="normal" officeooo:rsid="00183cd9" officeooo:paragraph-rsid="00183cd9" style:font-weight-asian="normal" style:font-weight-complex="normal"/>
    </style:style>
    <style:style style:name="P6" style:family="paragraph" style:parent-style-name="Standard">
      <style:text-properties fo:font-weight="normal" officeooo:rsid="001a6fbf" officeooo:paragraph-rsid="001a6fbf" style:font-weight-asian="normal" style:font-weight-complex="normal"/>
    </style:style>
    <style:style style:name="P7" style:family="paragraph" style:parent-style-name="Standard">
      <style:text-properties fo:font-weight="normal" officeooo:rsid="001b9395" officeooo:paragraph-rsid="001b9395" style:font-weight-asian="normal" style:font-weight-complex="normal"/>
    </style:style>
    <style:style style:name="P8" style:family="paragraph" style:parent-style-name="Standard">
      <style:text-properties fo:font-weight="bold" officeooo:rsid="001725e2" officeooo:paragraph-rsid="001725e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objetivo de esta tesis es realizar un clustering de nuestros datos con el fin de encontrar patrones en éstos que nos permitan desarrollar algunos algoritmos de consolidación de datos. </text:p>
      <text:p text:style-name="P1"/>
      <text:p text:style-name="P1">Dos tipos de consolidación de algoritmos: espacial y temporal. </text:p>
      <text:p text:style-name="P1"/>
      <text:p text:style-name="P1"/>
      <text:p text:style-name="P2">Partitioning Clustering:</text:p>
      <text:p text:style-name="P1"/>
      <text:p text:style-name="P1">K-Means es un algoritmo de clustering efectivo para encontrar posiciones significativas en un conjunto de datos históricos como el que presentamos. Es un algoritmo NP-complejo.</text:p>
      <text:p text:style-name="P1"/>
      <text:p text:style-name="P1">Dado un conjunto de observaciones (x₁, x₂, …, x_n) se trata de conseguir una partición de las observaciones en k subconjuntos de tal manera que </text:p>
      <text:p text:style-name="P1"/>
      <text:p text:style-name="P1">Copiar fórmula de aquí: <text:a xlink:type="simple" xlink:href="https://es.wikipedia.org/wiki/K-meanss" text:style-name="Internet_20_link" text:visited-style-name="Visited_20_Internet_20_Link">https://es.wikipedia.org/wiki/K-means</text:a></text:p>
      <text:p text:style-name="P1"/>
      <text:p text:style-name="P1">minimiza el término del error que es la suma de las distancias al cuadrado de cada punto a el centro de su agrupamiento, un vector media. </text:p>
      <text:p text:style-name="P1"/>
      <text:p text:style-name="P1">El clustering por K medias tiene varios inconvenientes. Primero, debemos definir cuantos clusters vamos a agrupar antes de empezar el proceso. Esto puede ser un inconveniente, ya que en nuestro caso, no conocemos cuántos puntos significativos entre nuestros datos podemos encontrar. Seguidamente, todos los puntos son incluidos en los resultados del clustering, lo que puede introducir una gran cantidad de ruido. Una posición lejana incluida (debido a un fallo del sistema, por ejemplo) puede dañar gravemente nuestro estudio y repercutir en el clustering. Por ello, quizás en se debería aplicar algún tipo de filtro que eliminase este tipo de posiciones no representativas, ya que la distancia al centro del clúster sería notoria. Tercero, este clusteriong no es determinístico, el clustering obtenido al final del proceso depende de la asignación inicial de los puntos de los clusters. </text:p>
      <text:p text:style-name="P1"/>
      <text:p text:style-name="P2">DJ-Cluster:</text:p>
      <text:p text:style-name="P2"/>
      <text:p text:style-name="P3">Este algoritmo está basado en la densidad de puntos observados por clúster, dando más importancia a las zonas donde más densidad se observa. La idea es la siguiente:</text:p>
      <text:p text:style-name="P3"/>
      <text:p text:style-name="P3">Por cada punto, calculamos su vecindario, es decir, todos los puntos que cumplen que la distancia al primero sea menor que un Eps dado, con la condición de que al menos exista una cantidad mínima de puntos fijada. Si esta cantidad de puntos no se cumple, se considera que el punto elegido es ruido <text:s/>y se prosigue con el proceso. En caso contrario, los puntos son considerados parte de un nuevo clúster si ningún vecino pertenece a un clúster previo, o añadidos a uno existente si algún vecino pertenece a uno ya existente.</text:p>
      <text:p text:style-name="P3"/>
      <text:p text:style-name="P4">Esto introduce las nociones de density-based neighborhood of a point y relación density-joinable. </text:p>
      <text:p text:style-name="P4"/>
      <text:p text:style-name="P4"/>
      <text:p text:style-name="P6">KNN:</text:p>
      <text:p text:style-name="P6"/>
      <text:p text:style-name="P6">K vecinos más cercanos, es un método de clasificación supervisada que sirve para estimar la función de densidad F(x/C_j) de las predictoras x por cada clase C_j.</text:p>
      <text:p text:style-name="P6"/>
      <text:p text:style-name="P6">Se particiona el espacio en regiones por localizaciones y etiquetas de los ejemplos de entrenamiento. Un punto en el espacio es asignado a una clase C si esta clase es la más frecuente <text:soft-page-break/>entre los k ejemplos de entrenamiento más cercano. Generalmente se utiliza la distancia euclidiana. </text:p>
      <text:p text:style-name="P6"/>
      <text:p text:style-name="P7">Existen dos fases, la de entrenamiento y la de clasificación.</text:p>
      <text:p text:style-name="P7"/>
      <text:p text:style-name="P7">En la fase de entrenamiento, el algoritmo consiste en almacenar los vectores característicos y las etiquetas de sus clases en los ejemplos de entrenamiento. </text:p>
      <text:p text:style-name="P7"/>
      <text:p text:style-name="P7">En la fase de clasificación, la evaluación del ejemplo (del que no se conoce su clase) es representada por un vector en el espacio característico. Se calcula la distancia entre los vectores almacenados y el nuevo vector, y se seleccionan k ejemplos más cercanos. El nuevo ejemplo es clasificado con la clase que más se repite en los vectores seleccion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9:41:35.842993331</meta:creation-date>
    <dc:date>2015-10-30T19:08:34.135912630</dc:date>
    <meta:editing-duration>PT3H47M26S</meta:editing-duration>
    <meta:editing-cycles>2</meta:editing-cycles>
    <meta:generator>LibreOffice/4.4.2.2$Linux_X86_64 LibreOffice_project/40m0$Build-2</meta:generator>
    <meta:document-statistic meta:table-count="0" meta:image-count="0" meta:object-count="0" meta:page-count="2" meta:paragraph-count="18" meta:word-count="566" meta:character-count="3503" meta:non-whitespace-character-count="2949"/>
  </office:meta>
</office:document-meta>
</file>